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33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33ff99" fo:padding="0.0382in" fo:border="0.05pt solid #000000">
        <style:background-image/>
      </style:table-cell-properties>
    </style:style>
    <style:style style:name="Table1.A2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33ff99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ff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4" style:family="table-cell">
      <style:table-cell-properties fo:background-color="#ff9999" fo:padding="0.0382in" fo:border-left="0.05pt solid #000000" fo:border-right="none" fo:border-top="none" fo:border-bottom="0.05pt solid #000000">
        <style:background-image/>
      </style:table-cell-properties>
    </style:style>
    <style:style style:name="Table1.D4" style:family="table-cell">
      <style:table-cell-properties fo:background-color="#cc6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adc80" officeooo:paragraph-rsid="001adc80"/>
    </style:style>
    <style:style style:name="P2" style:family="paragraph" style:parent-style-name="Standard">
      <style:paragraph-properties fo:text-align="center" style:justify-single-word="false"/>
      <style:text-properties officeooo:rsid="001adc80" officeooo:paragraph-rsid="001adc80"/>
    </style:style>
    <style:style style:name="P3" style:family="paragraph" style:parent-style-name="Standard">
      <style:text-properties officeooo:rsid="001b9b07" officeooo:paragraph-rsid="001de22e"/>
    </style:style>
    <style:style style:name="P4" style:family="paragraph" style:parent-style-name="Standard">
      <style:text-properties officeooo:rsid="001b9b07" officeooo:paragraph-rsid="001f616c"/>
    </style:style>
    <style:style style:name="P5" style:family="paragraph" style:parent-style-name="Standard">
      <style:text-properties officeooo:rsid="001b9b07" officeooo:paragraph-rsid="00241ef0"/>
    </style:style>
    <style:style style:name="P6" style:family="paragraph" style:parent-style-name="Standard">
      <style:text-properties fo:font-style="italic" officeooo:rsid="001b9b07" officeooo:paragraph-rsid="001b9b07" style:font-style-asian="italic" style:font-style-complex="italic"/>
    </style:style>
    <style:style style:name="P7" style:family="paragraph" style:parent-style-name="Standard">
      <style:text-properties officeooo:rsid="001de22e" officeooo:paragraph-rsid="001f616c"/>
    </style:style>
    <style:style style:name="P8" style:family="paragraph" style:parent-style-name="Standard">
      <style:text-properties officeooo:rsid="001de22e" officeooo:paragraph-rsid="001b9b07"/>
    </style:style>
    <style:style style:name="P9" style:family="paragraph" style:parent-style-name="Standard">
      <style:text-properties officeooo:rsid="001f616c" officeooo:paragraph-rsid="001f616c"/>
    </style:style>
    <style:style style:name="P10" style:family="paragraph" style:parent-style-name="Standard">
      <style:text-properties officeooo:rsid="0020f6a3" officeooo:paragraph-rsid="0020f6a3"/>
    </style:style>
    <style:style style:name="P11" style:family="paragraph" style:parent-style-name="Standard">
      <style:text-properties officeooo:rsid="0020f6a3" officeooo:paragraph-rsid="00240bb4"/>
    </style:style>
    <style:style style:name="P12" style:family="paragraph" style:parent-style-name="Standard">
      <style:text-properties officeooo:rsid="002280cc" officeooo:paragraph-rsid="002280cc"/>
    </style:style>
    <style:style style:name="P13" style:family="paragraph" style:parent-style-name="Standard">
      <style:text-properties officeooo:rsid="00240bb4" officeooo:paragraph-rsid="00240bb4"/>
    </style:style>
    <style:style style:name="P14" style:family="paragraph" style:parent-style-name="Standard">
      <style:text-properties officeooo:rsid="00241ef0" officeooo:paragraph-rsid="00241ef0"/>
    </style:style>
    <style:style style:name="P15" style:family="paragraph" style:parent-style-name="Standard">
      <style:paragraph-properties fo:text-align="center" style:justify-single-word="false"/>
      <style:text-properties officeooo:rsid="0025d841" officeooo:paragraph-rsid="0025d841"/>
    </style:style>
    <style:style style:name="P16" style:family="paragraph" style:parent-style-name="Standard">
      <style:text-properties officeooo:rsid="00273a6b" officeooo:paragraph-rsid="00273a6b"/>
    </style:style>
    <style:style style:name="P17" style:family="paragraph" style:parent-style-name="Title">
      <style:text-properties officeooo:rsid="001d351e" officeooo:paragraph-rsid="001d351e"/>
    </style:style>
    <style:style style:name="P18" style:family="paragraph" style:parent-style-name="Table_20_Contents">
      <style:text-properties officeooo:rsid="00240bb4" officeooo:paragraph-rsid="00240bb4"/>
    </style:style>
    <style:style style:name="P19" style:family="paragraph" style:parent-style-name="Table_20_Contents">
      <style:text-properties officeooo:rsid="00241ef0" officeooo:paragraph-rsid="00241ef0"/>
    </style:style>
    <style:style style:name="P20" style:family="paragraph" style:parent-style-name="Table_20_Contents">
      <style:text-properties officeooo:rsid="0025d841" officeooo:paragraph-rsid="0025d841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41ef0"/>
    </style:style>
    <style:style style:name="T3" style:family="text">
      <style:text-properties officeooo:rsid="001f616c"/>
    </style:style>
    <style:style style:name="T4" style:family="text">
      <style:text-properties officeooo:rsid="0020f6a3"/>
    </style:style>
    <style:style style:name="T5" style:family="text">
      <style:text-properties officeooo:rsid="00241ef0"/>
    </style:style>
    <style:style style:name="T6" style:family="text">
      <style:text-properties style:text-position="0% 100%"/>
    </style:style>
    <style:style style:name="T7" style:family="text">
      <style:text-properties officeooo:rsid="00273a6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73a6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">Recursive</text:span> <text:span text:style-name="T3">Booleans</text:span></text:p>
      <text:p text:style-name="P2">by Sven Nilsen, 2021</text:p>
      <text:p text:style-name="P1"/>
      <text:p text:style-name="P6">In this paper I <text:span text:style-name="T4">introduce </text:span>a <text:span text:style-name="T3">way of extending booleans recursively with new values</text:span>.</text:p>
      <text:p text:style-name="P8"/>
      <text:p text:style-name="P7"><text:span text:style-name="T3">In Recursive Booleans, e</text:span>ach <text:span text:style-name="T3">new </text:span>“true” value is defined recursively<text:span text:style-name="T3">:</text:span></text:p>
      <text:p text:style-name="P4"/>
      <text:p text:style-name="P5"><text:tab/>∀ x : ∀ i n-1 {(!= T<text:span text:style-name="T1">i</text:span>)} { and(x, T<text:span text:style-name="T1">n</text:span>) = x }</text:p>
      <text:p text:style-name="P4"/>
      <text:p text:style-name="P9">Each new “false” value is defined recursively:</text:p>
      <text:p text:style-name="P4"/>
      <text:p text:style-name="P5"><text:tab/>∀ x : ∀ i n-1 {(!= F<text:span text:style-name="T1">i</text:span>)} { and(x, F<text:span text:style-name="T1">n</text:span>) = F<text:span text:style-name="T1">n</text:span> }</text:p>
      <text:p text:style-name="P3"/>
      <text:p text:style-name="P13">Notice that the definition only uses AND.</text:p>
      <text:p text:style-name="P13">This is because involutions and normal paths “fills out” the rest of the truth tables using assumptions.</text:p>
      <text:p text:style-name="P13"/>
      <text:p text:style-name="P13">The assumptions about involutions and normal paths might vary,<text:line-break/>which associates a “family” of many-value logics to some definition of Recursive Booleans.</text:p>
      <text:p text:style-name="P14">One common assumption is e.g. that the AND is commutative.</text:p>
      <text:p text:style-name="P3"/>
      <text:p text:style-name="P10">Notice that the definition of a “true” value only depends on previous “true” values.</text:p>
      <text:p text:style-name="P10">Similarly, the definition of a “false” value only depends on previous “false” values.</text:p>
      <text:p text:style-name="P10"/>
      <text:p text:style-name="P10">This means, that one can choose to extend in the “true” or “false” directions.</text:p>
      <text:p text:style-name="P12">Any extension is defined in terms of a dimensional 2D vector `(&lt;dimension true&gt;, &lt;dimension false&gt;)`.</text:p>
      <text:p text:style-name="P10"/>
      <text:p text:style-name="P12">Each new value is uniquely defined in any given many-value logic.</text:p>
      <text:p text:style-name="P13">It means no value can share the same definition as it leads to a contradiction.</text:p>
      <text:p text:style-name="P1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8">(0, 0)</text:p>
          </table:table-cell>
          <table:table-cell table:style-name="Table1.B1" office:value-type="string">
            <text:p text:style-name="P18">(1, 0)</text:p>
            <text:p text:style-name="P18"><text:span text:style-name="T5">T</text:span><text:span text:style-name="T2">0</text:span> <text:span text:style-name="T5">T</text:span><text:span text:style-name="T2">0</text:span> =&gt; <text:span text:style-name="T5">T</text:span><text:span text:style-name="T2">0</text:span></text:p>
          </table:table-cell>
          <table:table-cell table:style-name="Table1.C1" office:value-type="string">
            <text:p text:style-name="P18">(2, 0)</text:p>
            <text:p text:style-name="P19">T<text:span text:style-name="T1">0</text:span> T<text:span text:style-name="T1">1</text:span> =&gt; T<text:span text:style-name="T1">1</text:span></text:p>
            <text:p text:style-name="P19"><text:span text:style-name="T6">T</text:span><text:span text:style-name="T1">1</text:span><text:span text:style-name="T6"> T</text:span><text:span text:style-name="T1">1</text:span><text:span text:style-name="T6"> =&gt; T</text:span><text:span text:style-name="T1">1</text:span></text:p>
          </table:table-cell>
          <table:table-cell table:style-name="Table1.D1" office:value-type="string">
            <text:p text:style-name="P18">(3, 0)</text:p>
            <text:p text:style-name="P19">T<text:span text:style-name="T1">0</text:span> T<text:span text:style-name="T1">2</text:span> =&gt; T<text:span text:style-name="T1">2</text:span></text:p>
            <text:p text:style-name="P19">T<text:span text:style-name="T1">1</text:span> T<text:span text:style-name="T1">2</text:span> =&gt; T<text:span text:style-name="T1">2</text:span></text:p>
            <text:p text:style-name="P19">T<text:span text:style-name="T1">2</text:span> T<text:span text:style-name="T1">2</text:span> =&gt; T<text:span text:style-name="T1">2</text:span></text:p>
          </table:table-cell>
        </table:table-row>
        <table:table-row>
          <table:table-cell table:style-name="Table1.A2" office:value-type="string">
            <text:p text:style-name="P18">(0, 1)</text:p>
            <text:p text:style-name="P18"><text:span text:style-name="T5">F</text:span><text:span text:style-name="T2">0</text:span> <text:span text:style-name="T5">F</text:span><text:span text:style-name="T2">0</text:span> =&gt; <text:span text:style-name="T5">F</text:span><text:span text:style-name="T2">0</text:span></text:p>
          </table:table-cell>
          <table:table-cell table:style-name="Table1.B2" office:value-type="string">
            <text:p text:style-name="P18">(1, 1)</text:p>
            <text:p text:style-name="P18"><text:span text:style-name="T5">F</text:span><text:span text:style-name="T2">0</text:span> <text:span text:style-name="T5">T</text:span><text:span text:style-name="T2">0</text:span> =&gt; <text:span text:style-name="T5">F</text:span><text:span text:style-name="T2">0</text:span></text:p>
          </table:table-cell>
          <table:table-cell table:style-name="Table1.C2" office:value-type="string">
            <text:p text:style-name="P18">(2, 1)</text:p>
            <text:p text:style-name="P19">F<text:span text:style-name="T1">0</text:span> T<text:span text:style-name="T1">1</text:span> =&gt; F<text:span text:style-name="T1">0</text:span></text:p>
          </table:table-cell>
          <table:table-cell table:style-name="Table1.D2" office:value-type="string">
            <text:p text:style-name="P19">(3, 1)</text:p>
            <text:p text:style-name="P19">F<text:span text:style-name="T1">0</text:span> T<text:span text:style-name="T1">2</text:span> =&gt; F<text:span text:style-name="T1">0</text:span></text:p>
          </table:table-cell>
        </table:table-row>
        <table:table-row>
          <table:table-cell table:style-name="Table1.B2" office:value-type="string">
            <text:p text:style-name="P18">(0, 2)</text:p>
            <text:p text:style-name="P19">F<text:span text:style-name="T1">0</text:span> F<text:span text:style-name="T1">1</text:span> =&gt; F<text:span text:style-name="T1">0</text:span></text:p>
            <text:p text:style-name="P19">F<text:span text:style-name="T1">1</text:span> F<text:span text:style-name="T1">1</text:span> =&gt; F<text:span text:style-name="T1">1</text:span></text:p>
          </table:table-cell>
          <table:table-cell table:style-name="Table1.C2" office:value-type="string">
            <text:p text:style-name="P18">(1, 2)</text:p>
            <text:p text:style-name="P20">F<text:span text:style-name="T1">1</text:span> T<text:span text:style-name="T1">0</text:span> =&gt; F<text:span text:style-name="T1">1</text:span></text:p>
          </table:table-cell>
          <table:table-cell table:style-name="Table1.C3" office:value-type="string">
            <text:p text:style-name="P18">(2, 2)</text:p>
            <text:p text:style-name="P20">F<text:span text:style-name="T1">1</text:span> T<text:span text:style-name="T1">1</text:span> =&gt; F<text:span text:style-name="T1">1</text:span></text:p>
          </table:table-cell>
          <table:table-cell table:style-name="Table1.D3" office:value-type="string">
            <text:p text:style-name="P19">(3, 2)</text:p>
            <text:p text:style-name="P20">F<text:span text:style-name="T1">1</text:span> T<text:span text:style-name="T1">2</text:span> =&gt; F<text:span text:style-name="T1">1</text:span></text:p>
          </table:table-cell>
        </table:table-row>
        <table:table-row>
          <table:table-cell table:style-name="Table1.C2" office:value-type="string">
            <text:p text:style-name="P18">(0, 3)</text:p>
            <text:p text:style-name="P20">F<text:span text:style-name="T1">0</text:span> F<text:span text:style-name="T1">2</text:span> =&gt; F<text:span text:style-name="T1">0</text:span></text:p>
            <text:p text:style-name="P20">F<text:span text:style-name="T1">1</text:span> F<text:span text:style-name="T1">2</text:span> =&gt; F<text:span text:style-name="T1">1</text:span></text:p>
            <text:p text:style-name="P20">F<text:span text:style-name="T1">2</text:span> F<text:span text:style-name="T1">2</text:span> =&gt; F<text:span text:style-name="T1">2</text:span></text:p>
          </table:table-cell>
          <table:table-cell table:style-name="Table1.C3" office:value-type="string">
            <text:p text:style-name="P18">(1, 3)</text:p>
            <text:p text:style-name="P20">F<text:span text:style-name="T1">2</text:span> T<text:span text:style-name="T1">0</text:span> =&gt; F<text:span text:style-name="T1">2</text:span></text:p>
          </table:table-cell>
          <table:table-cell table:style-name="Table1.C4" office:value-type="string">
            <text:p text:style-name="P18">(2, 3)</text:p>
            <text:p text:style-name="P20">F<text:span text:style-name="T1">2</text:span> T<text:span text:style-name="T1">1</text:span> =&gt; F<text:span text:style-name="T1">2</text:span></text:p>
          </table:table-cell>
          <table:table-cell table:style-name="Table1.D4" office:value-type="string">
            <text:p text:style-name="P19">(3, 3)</text:p>
            <text:p text:style-name="P20">F<text:span text:style-name="T1">2</text:span> T<text:span text:style-name="T1">2</text:span> =&gt; F<text:span text:style-name="T1">2</text:span></text:p>
          </table:table-cell>
        </table:table-row>
      </table:table>
      <text:p text:style-name="P11"/>
      <text:p text:style-name="P15"><text:span text:style-name="T8">The table above shows </text:span><text:span text:style-name="T9">new cases in the truth table of AND. Same colors are equival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9:39:06.171076000</meta:creation-date>
    <dc:date>2021-04-04T11:53:43.898321000</dc:date>
    <meta:editing-duration>PT7M58S</meta:editing-duration>
    <meta:editing-cycles>1</meta:editing-cycles>
    <meta:document-statistic meta:table-count="1" meta:image-count="0" meta:object-count="0" meta:page-count="1" meta:paragraph-count="55" meta:word-count="335" meta:character-count="1582" meta:non-whitespace-character-count="1300"/>
    <meta:generator>LibreOffice/5.1.2.2$MacOSX_X86_64 LibreOffice_project/d3bf12ecb743fc0d20e0be0c58ca359301eb705f</meta:generator>
  </office:meta>
</office:document-meta>
</file>